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"/>
    <style:font-face style:name="Times New Roman2" svg:font-family="'Times New Roman'"/>
    <style:font-face style:name="Andale Sans UI" svg:font-family="'Andale Sans UI'" style:font-pitch="variable"/>
    <style:font-face style:name="Gothic" svg:font-family="Gothic" style:font-pitch="variable"/>
    <style:font-face style:name="Helvetica1" svg:font-family="Helvetica" style:font-pitch="variable"/>
    <style:font-face style:name="Lucidasans" svg:font-family="Lucidasans" style:font-pitch="variable"/>
    <style:font-face style:name="Times New Roman1" svg:font-family="'Times New Roman'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Fig2SxdLine11">
      <style:graphic-properties draw:stroke="solid" svg:stroke-width="0.05cm" draw:marker-start-width="0.275cm" draw:marker-end-width="0.275cm" draw:textarea-horizontal-align="center" draw:textarea-vertical-align="middle" fo:padding-top="0.009cm" fo:padding-bottom="0.009cm" fo:padding-left="0.009cm" fo:padding-right="0.009cm"/>
    </style:style>
    <style:style style:name="gr2" style:family="graphic" style:parent-style-name="standard">
      <style:graphic-properties draw:stroke="none" draw:fill="none" draw:fill-color="#ffffff" draw:auto-grow-width="true" fo:min-height="0.471cm" fo:min-width="3.135cm"/>
    </style:style>
    <style:style style:name="gr3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svg:stroke-width="0.05cm" svg:stroke-color="#008000" draw:marker-start-width="0.275cm" draw:marker-end="Arrow" draw:marker-end-width="0.375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solid" draw:fill="none" draw:fill-color="#ffffff" draw:auto-grow-width="true" fo:min-height="1.781cm" fo:min-width="5.171cm" fo:padding-top="0.1cm" fo:padding-bottom="0.1cm" fo:padding-left="0.1cm" fo:padding-right="0.1cm"/>
    </style:style>
    <style:style style:name="gr6" style:family="graphic" style:parent-style-name="standard">
      <style:graphic-properties draw:stroke="solid" svg:stroke-color="#800000" draw:fill="none" draw:fill-color="#ffffff" draw:auto-grow-width="true" fo:min-height="0.3cm" fo:min-width="0.897cm" fo:padding-top="0.1cm" fo:padding-bottom="0.1cm" fo:padding-left="0.1cm" fo:padding-right="0.1cm"/>
    </style:style>
    <style:style style:name="gr7" style:family="graphic" style:parent-style-name="standard">
      <style:graphic-properties draw:stroke="solid" svg:stroke-width="0.05cm" draw:marker-start-width="0.275cm" draw:marker-end-width="0.275cm" draw:fill="solid" draw:fill-color="#00ffff" draw:auto-grow-width="true" fo:min-height="0.479cm" fo:min-width="1.276cm" fo:padding-top="0.1cm" fo:padding-bottom="0.1cm" fo:padding-left="0.1cm" fo:padding-right="0.1cm"/>
    </style:style>
    <style:style style:name="gr8" style:family="graphic" style:parent-style-name="standard">
      <style:graphic-properties draw:stroke="solid" draw:fill="none" draw:fill-color="#ffffff" draw:auto-grow-width="true" fo:min-height="0.891cm" fo:min-width="1.416cm" fo:padding-top="0.1cm" fo:padding-bottom="0.1cm" fo:padding-left="0.1cm" fo:padding-right="0.1cm"/>
    </style:style>
    <style:style style:name="gr9" style:family="graphic" style:parent-style-name="standard">
      <style:graphic-properties draw:stroke="solid" svg:stroke-width="0.05cm" svg:stroke-color="#008000" draw:marker-start-width="0.275cm" draw:marker-end-width="0.275cm" draw:fill="none" draw:fill-color="#ffffff" draw:auto-grow-width="true" fo:min-height="0.446cm" fo:min-width="0.984cm" fo:padding-top="0.1cm" fo:padding-bottom="0.1cm" fo:padding-left="0.1cm" fo:padding-right="0.1cm"/>
    </style:style>
    <style:style style:name="gr10" style:family="graphic" style:parent-style-name="standard">
      <style:graphic-properties draw:stroke="none" draw:fill="none" draw:fill-color="#ffffff" draw:auto-grow-width="true" fo:min-height="0.472cm" fo:min-width="1.7cm"/>
    </style:style>
    <style:style style:name="gr11" style:family="graphic" style:parent-style-name="standard">
      <style:graphic-properties draw:stroke="solid" svg:stroke-color="#800000" draw:fill="none" draw:fill-color="#ffffff" draw:auto-grow-width="true" fo:min-height="0cm" fo:min-width="1.197cm" fo:padding-top="0.1cm" fo:padding-bottom="0.1cm" fo:padding-left="0.1cm" fo:padding-right="0.1cm"/>
    </style:style>
    <style:style style:name="gr12" style:family="graphic" style:parent-style-name="standard">
      <style:graphic-properties draw:stroke="solid" svg:stroke-width="0.05cm" svg:stroke-color="#000000" draw:marker-start-width="0.275cm" draw:marker-end-width="0.275cm" draw:fill="solid" draw:fill-color="#00ffff" draw:textarea-horizontal-align="left" draw:auto-grow-height="true" draw:auto-grow-width="true" fo:min-height="0.446cm" fo:min-width="0.751cm" fo:padding-top="0.1cm" fo:padding-bottom="0.1cm" fo:padding-left="0.1cm" fo:padding-right="0.1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1cm" fo:min-width="8.1cm" fo:padding-top="0.1cm" fo:padding-bottom="0.1cm" fo:padding-left="0.1cm" fo:padding-right="0.1cm"/>
    </style:style>
    <style:style style:name="gr14" style:family="graphic" style:parent-style-name="standard">
      <style:graphic-properties draw:stroke="solid" draw:fill="none" draw:fill-color="#ffffff" draw:auto-grow-width="false" fo:min-height="0.891cm" fo:min-width="1.746cm" fo:padding-top="0.1cm" fo:padding-bottom="0.1cm" fo:padding-left="0.1cm" fo:padding-right="0.1cm"/>
    </style:style>
    <style:style style:name="gr15" style:family="graphic" style:parent-style-name="standard">
      <style:graphic-properties draw:stroke="solid" draw:marker-end="Arrow" draw:marker-end-width="0.3cm" draw:textarea-horizontal-align="center" draw:textarea-vertical-align="middle" fo:padding-top="0.1cm" fo:padding-bottom="0.1cm" fo:padding-left="0.1cm" fo:padding-right="0.1cm"/>
    </style:style>
    <style:style style:name="gr16" style:family="graphic" style:parent-style-name="objectwithoutfill">
      <style:graphic-properties draw:stroke="solid" svg:stroke-width="0.05cm" draw:marker-start-width="0.275cm" draw:marker-end-width="0.275cm" draw:fill="none" draw:textarea-horizontal-align="center" draw:textarea-vertical-align="middle" fo:padding-top="0.1cm" fo:padding-bottom="0.1cm" fo:padding-left="0.1cm" fo:padding-right="0.1cm"/>
    </style:style>
    <style:style style:name="gr17" style:family="graphic" style:parent-style-name="standard">
      <style:graphic-properties draw:stroke="dash" draw:stroke-dash="Ultrafine_20_Dashed" svg:stroke-width="0.05cm" svg:stroke-color="#008000" draw:marker-start-width="0.275cm" draw:marker-end="Arrow" draw:marker-end-width="0.375cm" draw:textarea-horizontal-align="center" draw:textarea-vertical-align="middle" fo:padding-top="0.1cm" fo:padding-bottom="0.1cm" fo:padding-left="0.1cm" fo:padding-right="0.1cm"/>
    </style:style>
    <style:style style:name="gr18" style:family="graphic" style:parent-style-name="standard">
      <style:graphic-properties draw:stroke="solid" draw:fill="none" draw:fill-color="#ffffff" draw:auto-grow-width="true" fo:min-height="0.891cm" fo:min-width="1.496cm" fo:padding-top="0.1cm" fo:padding-bottom="0.1cm" fo:padding-left="0.1cm" fo:padding-right="0.1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9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9pt"/>
    </style:style>
    <style:style style:name="P6" style:family="paragraph">
      <style:paragraph-properties fo:margin-left="0cm" fo:margin-right="0cm" fo:text-indent="0cm"/>
      <style:text-properties fo:color="#800000" fo:font-size="9pt"/>
    </style:style>
    <style:style style:name="P7" style:family="paragraph">
      <style:paragraph-properties fo:text-align="center"/>
    </style:style>
    <style:style style:name="T1" style:family="text">
      <style:text-properties fo:font-size="9pt"/>
    </style:style>
    <style:style style:name="T2" style:family="text">
      <style:text-properties fo:color="#800000" fo:font-size="9pt"/>
    </style:style>
    <style:style style:name="T3" style:family="text">
      <style:text-properties fo:color="#008000"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9.2cm" svg:height="6.5cm" svg:x="0.4cm" svg:y="0.2cm">
            <text:p/>
          </draw:rect>
          <draw:frame draw:style-name="gr2" draw:text-style-name="P3" draw:layer="layout" svg:width="3.135cm" svg:height="0.471cm" svg:x="1.7cm" svg:y="3.629cm">
            <draw:text-box draw:corner-radius="0.1cm">
              <text:p text:style-name="P2"><text:span text:style-name="T1">Création de l'état initial</text:span></text:p>
            </draw:text-box>
          </draw:frame>
          <draw:connector draw:style-name="gr3" draw:text-style-name="P1" draw:layer="layout" svg:x1="6.613cm" svg:y1="2.481cm" svg:x2="5.912cm" svg:y2="3.5cm" draw:start-shape="id1" draw:start-glue-point="2" draw:end-shape="id2" draw:end-glue-point="0" svg:d="M6613 2481v498h-701v521" svg:viewBox="0 0 702 1020">
            <text:p/>
          </draw:connector>
          <draw:connector draw:style-name="gr3" draw:text-style-name="P1" draw:layer="layout" svg:x1="2.451cm" svg:y1="2.09cm" svg:x2="5.912cm" svg:y2="3.5cm" draw:start-shape="id3" draw:start-glue-point="2" draw:end-shape="id2" draw:end-glue-point="0" svg:d="M2451 2090v693h3461v717" svg:viewBox="0 0 3462 1411">
            <text:p/>
          </draw:connector>
          <draw:connector draw:style-name="gr3" draw:text-style-name="P1" draw:layer="layout" svg:x1="5.912cm" svg:y1="4.179cm" svg:x2="8.211cm" svg:y2="5.3cm" draw:start-shape="id2" draw:start-glue-point="2" draw:end-shape="id4" draw:end-glue-point="0" svg:d="M5912 4179v561h2299v560" svg:viewBox="0 0 2300 1122">
            <text:p/>
          </draw:connector>
          <draw:connector draw:style-name="gr3" draw:text-style-name="P1" draw:layer="layout" svg:x1="5.912cm" svg:y1="4.179cm" svg:x2="5.668cm" svg:y2="5.308cm" draw:start-shape="id2" draw:start-glue-point="2" draw:end-shape="id5" draw:end-glue-point="0" svg:d="M5912 4179v577h-244v552" svg:viewBox="0 0 245 1130">
            <text:p/>
          </draw:connector>
          <draw:connector draw:style-name="gr4" draw:text-style-name="P1" draw:layer="layout" svg:x1="8.211cm" svg:y1="6.279cm" svg:x2="6.153cm" svg:y2="10.677cm" draw:start-shape="id4" draw:start-glue-point="2" draw:end-shape="id6" draw:end-glue-point="1" svg:d="M8211 6279v4398h-2058" svg:viewBox="0 0 2059 4399">
            <text:p/>
          </draw:connector>
          <draw:frame draw:style-name="gr5" draw:text-style-name="P5" xml:id="id1" draw:id="id1" draw:layer="layout" svg:width="5.371cm" svg:height="1.981cm" svg:x="3.928cm" svg:y="0.5cm">
            <draw:text-box>
              <text:p text:style-name="P4"><text:span text:style-name="T1">Albedo.nc,</text:span></text:p>
              <text:p text:style-name="P4"><text:span text:style-name="T1">amipbc_sic_1x1.nc, amipbc_sst_1x1.nc,</text:span></text:p>
              <text:p text:style-name="P4"><text:span text:style-name="T1">ECPHY.nc, ECDYN.nc, landiceref.nc,</text:span></text:p>
              <text:p text:style-name="P4"><text:span text:style-name="T1">Relief.nc, Rugos.nc, coefoz.nc</text:span></text:p>
            </draw:text-box>
          </draw:frame>
          <draw:frame draw:style-name="gr6" draw:text-style-name="P6" xml:id="id3" draw:id="id3" draw:layer="layout" svg:width="1.569cm" svg:height="0.59cm" svg:x="1.667cm" svg:y="1.5cm">
            <draw:text-box>
              <text:p text:style-name="P2"><text:span text:style-name="T2">traceur.def</text:span></text:p>
            </draw:text-box>
          </draw:frame>
          <draw:frame draw:style-name="gr7" draw:text-style-name="P5" xml:id="id2" draw:id="id2" draw:layer="layout" svg:width="1.476cm" svg:height="0.679cm" svg:x="5.174cm" svg:y="3.5cm">
            <draw:text-box draw:corner-radius="0.2cm">
              <text:p text:style-name="P4"><text:span text:style-name="T1">ce0l</text:span></text:p>
            </draw:text-box>
          </draw:frame>
          <draw:frame draw:style-name="gr8" draw:text-style-name="P5" xml:id="id5" draw:id="id5" draw:layer="layout" svg:width="1.857cm" svg:height="1.091cm" svg:x="4.74cm" svg:y="5.308cm">
            <draw:text-box>
              <text:p text:style-name="P4"><text:span text:style-name="T1">restart.nc,</text:span></text:p>
              <text:p text:style-name="P2"><text:span text:style-name="T1">restartphy.nc</text:span></text:p>
            </draw:text-box>
          </draw:frame>
          <draw:frame draw:style-name="gr9" draw:text-style-name="P3" xml:id="id4" draw:id="id4" draw:layer="layout" svg:width="2.492cm" svg:height="0.979cm" svg:x="6.965cm" svg:y="5.3cm">
            <draw:text-box>
              <text:p text:style-name="P2"><text:span text:style-name="T3">limit.nc</text:span></text:p>
              <text:p text:style-name="P2"><text:span text:style-name="T3">coefoz_LMDZ.nc</text:span></text:p>
            </draw:text-box>
          </draw:frame>
          <draw:frame draw:style-name="gr10" draw:text-style-name="P3" draw:layer="layout" svg:width="1.7cm" svg:height="0.472cm" svg:x="3cm" svg:y="10.4cm">
            <draw:text-box>
              <text:p text:style-name="P2"><text:span text:style-name="T1">Simulation 1</text:span></text:p>
            </draw:text-box>
          </draw:frame>
          <draw:connector draw:style-name="gr3" draw:text-style-name="P1" draw:layer="layout" svg:x1="3.501cm" svg:y1="9.29cm" svg:x2="5.677cm" svg:y2="10.354cm" draw:start-shape="id7" draw:start-glue-point="2" draw:end-shape="id6" draw:end-glue-point="0" svg:d="M3501 9290v520h2176v544" svg:viewBox="0 0 2177 1065">
            <text:p/>
          </draw:connector>
          <draw:frame draw:style-name="gr11" draw:text-style-name="P6" xml:id="id7" draw:id="id7" draw:layer="layout" svg:width="1.569cm" svg:height="0.59cm" svg:x="2.717cm" svg:y="8.7cm">
            <draw:text-box>
              <text:p text:style-name="P2"><text:span text:style-name="T2">traceur.def</text:span></text:p>
            </draw:text-box>
          </draw:frame>
          <draw:frame draw:style-name="gr12" draw:text-style-name="P3" xml:id="id6" draw:id="id6" draw:layer="layout" svg:width="0.951cm" svg:height="0.646cm" svg:x="5.202cm" svg:y="10.354cm">
            <draw:text-box draw:corner-radius="0.2cm">
              <text:p text:style-name="P2"><text:span text:style-name="T1">gcm</text:span></text:p>
            </draw:text-box>
          </draw:frame>
          <draw:frame draw:style-name="gr13" draw:text-style-name="P5" xml:id="id8" draw:id="id8" draw:layer="layout" svg:width="4.135cm" svg:height="1.368cm" svg:x="1.7cm" svg:y="12cm">
            <draw:text-box>
              <text:p text:style-name="P4"><text:span text:style-name="T1">dyn_hist_ave.nc, dyn_hist.nc, dyn_hist[uv].nc, dynzon.nc, histins.nc</text:span></text:p>
            </draw:text-box>
          </draw:frame>
          <draw:frame draw:style-name="gr14" draw:text-style-name="P5" xml:id="id9" draw:id="id9" draw:layer="layout" svg:width="2cm" svg:height="1.091cm" svg:x="6cm" svg:y="12cm">
            <draw:text-box>
              <text:p text:style-name="P4"><text:span text:style-name="T1">restart.nc,</text:span></text:p>
              <text:p text:style-name="P4"><text:span text:style-name="T1">restartphy.nc</text:span></text:p>
            </draw:text-box>
          </draw:frame>
          <draw:connector draw:style-name="gr15" draw:text-style-name="P1" draw:layer="layout" svg:x1="5.677cm" svg:y1="11cm" svg:x2="3.767cm" svg:y2="12cm" draw:start-shape="id6" draw:start-glue-point="2" draw:end-shape="id8" draw:end-glue-point="0" svg:d="M5677 11000v512h-1910v488" svg:viewBox="0 0 1911 1001">
            <text:p/>
          </draw:connector>
          <draw:connector draw:style-name="gr15" draw:text-style-name="P1" draw:layer="layout" svg:x1="5.677cm" svg:y1="11cm" svg:x2="7cm" svg:y2="12cm" draw:start-shape="id6" draw:start-glue-point="2" draw:end-shape="id9" draw:end-glue-point="0" svg:d="M5677 11000v512h1323v488" svg:viewBox="0 0 1324 1001">
            <text:p/>
          </draw:connector>
          <draw:rect draw:style-name="gr16" draw:text-style-name="P1" draw:layer="layout" svg:width="7.3cm" svg:height="5.1cm" svg:x="1.4cm" svg:y="8.6cm">
            <text:p/>
          </draw:rect>
          <draw:line draw:style-name="gr17" draw:text-style-name="P1" draw:layer="layout" svg:x1="8.2cm" svg:y1="10.6cm" svg:x2="8.2cm" svg:y2="16.5cm">
            <text:p/>
          </draw:line>
          <draw:frame draw:style-name="gr18" draw:text-style-name="P5" xml:id="id11" draw:id="id11" draw:layer="layout" svg:width="1.696cm" svg:height="1.091cm" svg:x="4.816cm" svg:y="14.5cm">
            <draw:text-box>
              <text:p text:style-name="P4"><text:span text:style-name="T1">start.nc,</text:span></text:p>
              <text:p text:style-name="P4"><text:span text:style-name="T1">startphy.nc</text:span></text:p>
            </draw:text-box>
          </draw:frame>
          <draw:frame draw:style-name="gr18" draw:text-style-name="P5" xml:id="id10" draw:id="id10" draw:layer="layout" svg:width="1.696cm" svg:height="1.091cm" svg:x="4.816cm" svg:y="7.3cm">
            <draw:text-box>
              <text:p text:style-name="P4"><text:span text:style-name="T1">start.nc,</text:span></text:p>
              <text:p text:style-name="P4"><text:span text:style-name="T1">startphy.nc</text:span></text:p>
            </draw:text-box>
          </draw:frame>
          <draw:connector draw:style-name="gr15" draw:text-style-name="P1" draw:layer="layout" svg:x1="5.668cm" svg:y1="6.399cm" svg:x2="5.664cm" svg:y2="7.3cm" draw:start-shape="id5" draw:start-glue-point="2" draw:end-shape="id10" draw:end-glue-point="0" svg:d="M5668 6399v451h-4v450" svg:viewBox="0 0 5 902">
            <text:p/>
          </draw:connector>
          <draw:connector draw:style-name="gr15" draw:text-style-name="P1" draw:layer="layout" svg:x1="5.664cm" svg:y1="8.391cm" svg:x2="5.677cm" svg:y2="10.354cm" draw:start-shape="id10" draw:start-glue-point="2" draw:end-shape="id6" draw:end-glue-point="0" svg:d="M5664 8391v970h13v993" svg:viewBox="0 0 14 1964">
            <text:p/>
          </draw:connector>
          <draw:connector draw:style-name="gr19" draw:text-style-name="P7" draw:layer="layout" svg:x1="7cm" svg:y1="13.091cm" svg:x2="5.664cm" svg:y2="14.5cm" draw:start-shape="id9" draw:start-glue-point="2" draw:end-shape="id11" draw:end-glue-point="0" svg:d="M7000 13091v705h-1336v704" svg:viewBox="0 0 1337 1410">
            <text:p/>
          </draw:connector>
          <draw:line draw:style-name="gr20" draw:text-style-name="P7" draw:layer="layout" svg:x1="5.7cm" svg:y1="15.6cm" svg:x2="5.7cm" svg:y2="16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2" svg:font-family="Helvetica"/>
    <style:font-face style:name="Times New Roman2" svg:font-family="'Times New Roman'"/>
    <style:font-face style:name="Andale Sans UI" svg:font-family="'Andale Sans UI'" style:font-pitch="variable"/>
    <style:font-face style:name="Gothic" svg:font-family="Gothic" style:font-pitch="variable"/>
    <style:font-face style:name="Helvetica1" svg:font-family="Helvetica" style:font-pitch="variable"/>
    <style:font-face style:name="Lucidasans" svg:font-family="Lucidasans" style:font-pitch="variable"/>
    <style:font-face style:name="Times New Roman1" svg:font-family="'Times New Roman'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tickO" svg:viewBox="0 0 1500 2000" svg:d="M0 2000l750-2000 750 2000h-250l-500-1500-500 150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draw:stroke-dash draw:name="dashed_5f_4" draw:display-name="dashed_4" draw:style="rect" draw:dots1="1" draw:dots1-length="0.2cm" draw:distance="0.127cm"/>
    <draw:stroke-dash draw:name="dashed_5f_6" draw:display-name="dashed_6" draw:style="rect" draw:dots1="1" draw:dots1-length="0.2cm" draw:distance="0.191cm"/>
    <draw:stroke-dash draw:name="dashed_5f_8" draw:display-name="dashed_8" draw:style="rect" draw:dots1="1" draw:dots1-length="0.2cm" draw:distance="0.254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Andale Sans UI" style:font-size-asian="24pt" style:language-asian="fr" style:country-asian="FR" style:font-name-complex="Lucidasans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g2SxdLine" style:family="graphic" style:parent-style-name="standard"/>
    <style:style style:name="Fig2SxdText" style:family="graphic" style:parent-style-name="standard">
      <style:graphic-properties draw:stroke="none" draw:fill="none" draw:textarea-horizontal-align="left"/>
      <style:text-properties fo:color="#000000" style:font-name="Helvetica2" fo:font-family="Helvetica" fo:font-size="10pt" fo:font-style="normal" fo:font-weight="normal"/>
    </style:style>
    <style:style style:name="Fig2SxdText11" style:family="graphic" style:parent-style-name="Fig2SxdText">
      <style:graphic-properties draw:textarea-horizontal-align="center"/>
      <style:text-properties fo:color="#000000" style:font-name="Times New Roman2" fo:font-family="'Times New Roman'" fo:font-size="12.6000003814697pt" fo:font-style="normal" fo:font-weight="normal"/>
    </style:style>
    <style:style style:name="Fig2SxdText15" style:family="graphic" style:parent-style-name="Fig2SxdText">
      <style:graphic-properties draw:textarea-horizontal-align="center"/>
      <style:text-properties fo:color="#000000" style:font-name="Times New Roman2" fo:font-family="'Times New Roman'" fo:font-size="20.7000007629395pt" fo:font-style="normal" fo:font-weight="normal"/>
    </style:style>
    <style:style style:name="Fig2SxdText14" style:family="graphic" style:parent-style-name="Fig2SxdText">
      <style:graphic-properties draw:textarea-horizontal-align="center"/>
      <style:text-properties fo:color="#000000" style:font-name="Times New Roman2" fo:font-family="'Times New Roman'" fo:font-size="19.7999992370605pt" fo:font-style="normal" fo:font-weight="bold"/>
    </style:style>
    <style:style style:name="Fig2SxdText13" style:family="graphic" style:parent-style-name="Fig2SxdText">
      <style:graphic-properties draw:textarea-horizontal-align="center"/>
      <style:text-properties fo:color="#000000" style:font-name="Times New Roman2" fo:font-family="'Times New Roman'" fo:font-size="18pt" fo:font-style="italic" fo:font-weight="bold"/>
    </style:style>
    <style:style style:name="Fig2SxdText12" style:family="graphic" style:parent-style-name="Fig2SxdText">
      <style:graphic-properties draw:textarea-horizontal-align="left"/>
      <style:text-properties fo:color="#000000" style:font-name="Times New Roman2" fo:font-family="'Times New Roman'" fo:font-size="12.6000003814697pt" fo:font-style="normal" fo:font-weight="normal"/>
    </style:style>
    <style:style style:name="Fig2SxdLine11" style:family="graphic" style:parent-style-name="Fig2SxdLine">
      <style:graphic-properties draw:stroke="solid" svg:stroke-width="0.032cm" svg:stroke-color="#000000" draw:stroke-linejoin="miter" draw:fill="none"/>
    </style:style>
    <style:style style:name="Fig2SxdLine12" style:family="graphic" style:parent-style-name="Fig2SxdLine">
      <style:graphic-properties draw:stroke="solid" svg:stroke-width="0.032cm" svg:stroke-color="#000000" draw:stroke-linejoin="miter" draw:fill="solid" draw:fill-color="#000000"/>
    </style:style>
    <style:style style:name="Fig2SxdLine17" style:family="graphic" style:parent-style-name="Fig2SxdLine">
      <style:graphic-properties draw:stroke="solid" svg:stroke-width="0.063cm" svg:stroke-color="#000000" draw:stroke-linejoin="miter" draw:fill="none"/>
    </style:style>
    <style:style style:name="Fig2SxdLine13" style:family="graphic" style:parent-style-name="Fig2SxdLine">
      <style:graphic-properties draw:stroke="solid" svg:stroke-width="0.063cm" svg:stroke-color="#000000" draw:stroke-linejoin="miter" draw:fill="solid" draw:fill-color="#000000"/>
    </style:style>
    <style:style style:name="Fig2SxdLine18" style:family="graphic" style:parent-style-name="Fig2SxdLine">
      <style:graphic-properties draw:stroke="solid" svg:stroke-width="0.063cm" svg:stroke-color="#000000" draw:marker-start="StickO" draw:marker-start-width="0.286cm" draw:stroke-linejoin="miter" draw:fill="none"/>
    </style:style>
    <style:style style:name="Fig2SxdLine19" style:family="graphic" style:parent-style-name="Fig2SxdLine">
      <style:graphic-properties draw:stroke="none" draw:fill="solid" draw:fill-color="#000000"/>
    </style:style>
    <style:style style:name="Fig2SxdLine15" style:family="graphic" style:parent-style-name="Fig2SxdLine">
      <style:graphic-properties draw:stroke="solid" svg:stroke-width="0.063cm" svg:stroke-color="#000000" draw:marker-end="StickO" draw:marker-end-width="0.286cm" draw:stroke-linejoin="miter" draw:fill="none"/>
    </style:style>
    <style:style style:name="Fig2SxdLine16" style:family="graphic" style:parent-style-name="Fig2SxdLine">
      <style:graphic-properties draw:stroke="none" draw:fill="solid" draw:fill-color="#000000"/>
    </style:style>
    <style:style style:name="Fig2SxdLine26" style:family="graphic" style:parent-style-name="Fig2SxdLine">
      <style:graphic-properties draw:stroke="solid" svg:stroke-width="0.095cm" svg:stroke-color="#000000" draw:marker-end="StickO" draw:marker-end-width="0.286cm" draw:stroke-linejoin="miter" draw:fill="none"/>
    </style:style>
    <style:style style:name="Fig2SxdLine25" style:family="graphic" style:parent-style-name="Fig2SxdLine">
      <style:graphic-properties draw:stroke="dash" draw:stroke-dash="dashed_5f_4" svg:stroke-width="0.032cm" svg:stroke-color="#000000" draw:stroke-linejoin="miter" draw:fill="none"/>
    </style:style>
    <style:style style:name="Fig2SxdLine22" style:family="graphic" style:parent-style-name="Fig2SxdLine">
      <style:graphic-properties draw:stroke="dash" draw:stroke-dash="dashed_5f_6" svg:stroke-width="0.063cm" svg:stroke-color="#000000" draw:stroke-linejoin="miter" draw:fill="none"/>
    </style:style>
    <style:style style:name="Fig2SxdLine14" style:family="graphic" style:parent-style-name="Fig2SxdLine">
      <style:graphic-properties draw:stroke="dash" draw:stroke-dash="dashed_5f_6" svg:stroke-width="0.063cm" svg:stroke-color="#000000" draw:stroke-linejoin="miter" draw:fill="solid" draw:fill-color="#000000"/>
    </style:style>
    <style:style style:name="Fig2SxdLine23" style:family="graphic" style:parent-style-name="Fig2SxdLine">
      <style:graphic-properties draw:stroke="dash" draw:stroke-dash="dashed_5f_4" svg:stroke-width="0.063cm" svg:stroke-color="#000000" draw:marker-end="StickO" draw:marker-end-width="0.286cm" draw:stroke-linejoin="miter" draw:fill="none"/>
    </style:style>
    <style:style style:name="Fig2SxdLine24" style:family="graphic" style:parent-style-name="Fig2SxdLine">
      <style:graphic-properties draw:stroke="none" draw:fill="solid" draw:fill-color="#000000"/>
    </style:style>
    <style:style style:name="Fig2SxdLine20" style:family="graphic" style:parent-style-name="Fig2SxdLine">
      <style:graphic-properties draw:stroke="dash" draw:stroke-dash="dashed_5f_6" svg:stroke-width="0.063cm" svg:stroke-color="#000000" draw:marker-end="StickO" draw:marker-end-width="0.286cm" draw:stroke-linejoin="miter" draw:fill="none"/>
    </style:style>
    <style:style style:name="Fig2SxdLine21" style:family="graphic" style:parent-style-name="Fig2SxdLine">
      <style:graphic-properties draw:stroke="none" draw:fill="solid" draw:fill-color="#000000"/>
    </style:style>
    <style:style style:name="Fig2SxdLine27" style:family="graphic" style:parent-style-name="Fig2SxdLine">
      <style:graphic-properties draw:stroke="dash" draw:stroke-dash="dashed_5f_8" svg:stroke-width="0.095cm" svg:stroke-color="#000000" draw:marker-end="StickO" draw:marker-end-width="0.286cm" draw:stroke-linejoin="miter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6-05-29T15:51:58</meta:creation-date>
    <dc:date>2016-08-02T16:26:51.289434016</dc:date>
    <dc:language>fr-FR</dc:language>
    <meta:editing-cycles>83</meta:editing-cycles>
    <meta:editing-duration>PT5H23M28S</meta:editing-duration>
    <dc:creator>Lionel GUEZ</dc:cre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